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style:text-position="super 58%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96cm" svg:height="6.096cm" svg:x="1.924cm" svg:y="2.397cm">
          <text:p text:style-name="P1">AM335x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1.397cm" svg:x="8.02cm" svg:y="4.81cm">
          <text:p text:style-name="P1">I<text:span text:style-name="T1">2</text:span>C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6.096cm" svg:height="6.096cm" svg:x="11.576cm" svg:y="2.397cm">
          <text:p text:style-name="P1">MCP9801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898cm" svg:y1="2.878cm" svg:x2="11.549cm" svg:y2="2.878cm">
          <text:p/>
        </draw:line>
        <draw:line draw:style-name="gr2" draw:text-style-name="P1" draw:layer="layout" svg:x1="19.322cm" svg:y1="2.905cm" svg:x2="17.671cm" svg:y2="2.905cm">
          <text:p/>
        </draw:line>
        <draw:frame draw:style-name="gr3" draw:text-style-name="P2" draw:layer="layout" svg:width="1.12cm" svg:height="0.806cm" svg:x="11.437cm" svg:y="2.48cm">
          <draw:text-box>
            <text:p><text:span text:style-name="T2">+V</text:span></text:p>
          </draw:text-box>
        </draw:frame>
        <draw:frame draw:style-name="gr4" draw:text-style-name="P2" draw:layer="layout" svg:width="3.275cm" svg:height="0.806cm" svg:x="14.588cm" svg:y="2.432cm">
          <draw:text-box>
            <text:p><text:span text:style-name="T2">Temperatur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02T14:43:15</meta:creation-date>
    <dc:date>2013-05-07T14:21:03</dc:date>
    <meta:editing-duration>PT23M45S</meta:editing-duration>
    <meta:editing-cycles>2</meta:editing-cycles>
    <meta:generator>LibreOffice/3.5$MacOSX_x86 LibreOffice_project/e0fbe70-dcba98b-297ab39-994e618-0f858f0</meta:generator>
    <meta:document-statistic meta:object-count="7"/>
  </office:meta>
</office:document-meta>
</file>